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style:text-line-through-style="solid" style:text-line-through-type="single"/>
    </style:style>
    <style:style style:name="P3" style:family="paragraph" style:parent-style-name="Text_20_body" style:list-style-name="L1"/>
    <style:style style:name="P4" style:family="paragraph" style:parent-style-name="Text_20_body" style:list-style-name="L2">
      <style:text-properties style:text-line-through-style="solid" style:text-line-through-type="singl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in" fo:margin-bottom="0in" loext:contextual-spacing="false"/>
      <style:text-properties style:text-line-through-style="solid" style:text-line-through-type="single"/>
    </style:style>
    <style:style style:name="P8" style:family="paragraph" style:parent-style-name="Text_20_body" style:list-style-name="L2">
      <style:paragraph-properties fo:margin-top="0in" fo:margin-bottom="0in" loext:contextual-spacing="false"/>
      <style:text-properties style:text-line-through-style="solid" style:text-line-through-type="singl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T1" style:family="text">
      <style:text-properties fo:font-style="italic"/>
    </style:style>
    <style:style style:name="T2" style:family="text">
      <style:text-properties fo:font-weight="normal"/>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05df8c"/>
    </style:style>
    <style:style style:name="T5" style:family="text">
      <style:text-properties fo:background-color="#66ccff" loext:char-shading-value="0"/>
    </style:style>
    <style:style style:name="T6" style:family="text">
      <style:text-properties fo:color="#ff3333"/>
    </style:style>
    <style:style style:name="T7" style:family="text">
      <style:text-properties fo:color="#ff3333" style:text-line-through-style="solid" style:text-line-through-type="single" officeooo:rsid="0005df8c"/>
    </style:style>
    <style:style style:name="T8" style:family="text">
      <style:text-properties fo:color="#ff3333" style:text-line-through-style="none" style:text-line-through-type="none"/>
    </style:style>
    <style:style style:name="T9" style:family="text">
      <style:text-properties style:text-line-through-style="none" style:text-line-through-type="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3">Note: This assignment represents the second phase of the 4-week final project. The first-part, a project proposal, was due on Tuesday, November 20, at 11:59 pm. It will be reviewed within the next 48 hours and you will receive approval to proceed, or approval with modifications. Do not wait for final approval; you may begin, but any modifications or comments must be incorporated into your work. In this second phase, you now have just over three weeks to complete the rest of the project, and prepare a five-minute video presentation and demo by Friday, December 15, 10 pm.</text:span></text:span></text:p>
      <text:p text:style-name="Text_20_body"><text:span text:style-name="Strong_20_Emphasis"><text:span text:style-name="T3">Overview</text:span></text:span></text:p>
      <text:p text:style-name="P2">Acme Robotics needs your help, again!</text:p>
      <text:p text:style-name="P2">After raising additional venture capital, Acme needs an R&amp;D team to develop new ideas for a 5-year product roadmap.</text:p>
      <text:p text:style-name="Text_20_body"><text:span text:style-name="T3">Individually, propose a robot product idea and follow high-quality software engineering practices and agile development to build a simulated system and demo using ROS and Gazebo. It is strongly encouraged that you use the simulated </text:span><text:a xlink:type="simple" xlink:href="http://wiki.ros.org/Robots/TurtleBot" office:target-frame-name="_blank" xlink:show="new" text:style-name="Internet_20_link" text:visited-style-name="Visited_20_Internet_20_Link"><text:span text:style-name="T3">TurtleBot (Links to an external site.)</text:span></text:a><text:span text:style-name="T3"> as your base platform. </text:span><text:a xlink:type="simple" xlink:href="http://robots.ros.org/" office:target-frame-name="_blank" xlink:show="new" text:style-name="Internet_20_link" text:visited-style-name="Visited_20_Internet_20_Link"><text:span text:style-name="T3">Other platforms (Links to an external site.)</text:span></text:a><text:span text:style-name="T3"> (including UAVs or manipulators) that advertise ROS support may be used with justification, but their development maturity and simulation support must be assessed so you can finish the project on time without losing time to platform bugs.</text:span></text:p>
      <text:p text:style-name="Text_20_body"><text:span text:style-name="Emphasis"><text:span text:style-name="T3">All work must be your own! Use of</text:span></text:span><text:span text:style-name="Emphasis"> </text:span><text:span text:style-name="Emphasis"><text:span text:style-name="T5">ROS Kinetic and Gazebo 7.x is required</text:span></text:span><text:span text:style-name="Emphasis">. </text:span><text:span text:style-name="Emphasis"><text:span text:style-name="T5">Usage of third-party libraries must be declared and explained in your design and documentation</text:span></text:span><text:span text:style-name="Emphasis">. Use of third-party ROS packages is encouraged, however you must ensure no licensing conflicts. </text:span><text:span text:style-name="Emphasis"><text:span text:style-name="T3">Usage of a cloud-based API (such as Google speech or Amazon Alexa) is discouraged. Consult with me first if you plan on using an API.</text:span></text:span></text:p>
      <text:p text:style-name="Text_20_body"><text:span text:style-name="Strong_20_Emphasis">Overall Project Guidelines</text:span></text:p>
      <text:list xml:id="list7009363111282023110" text:style-name="L1">
        <text:list-item>
          <text:p text:style-name="P7">All design and development work must follow the SIP process from Ch. 12 of <text:span text:style-name="T1">Software Engineering</text:span>. Create a Google spreadsheet with your UMD account to maintain your product backlog, iteration backlog, and work log with appropriate measures. Assign a unique identifier to each task/story/ticket in backlog. Create a link to the doc, share as public or "anyone with link", and add the link to your repository readme. </text:p>
        </text:list-item>
        <text:list-item>
          <text:p text:style-name="P7">You must use the ROS and Gazebo framework wherever it is appropriate. Logging, for example, must use the ROS logging framework; do not use <text:span text:style-name="T6">std::cout</text:span>. Points will be deducted when a ROS feature should have been used, but was not. Similarly, for required functionality that is not the focus of your final project work, utilize existing ROS packages and modify them if needed (see above for licensing and explanation requirements). Consult ROS documentation, course materials, and answers.ros.org as needed. </text:p>
        </text:list-item>
        <text:list-item>
          <text:p text:style-name="P3">When in doubt, ask! </text:p>
        </text:list-item>
      </text:list>
      <text:p text:style-name="Text_20_body"><text:span text:style-name="Strong_20_Emphasis">Project phases</text:span></text:p>
      <text:p text:style-name="Text_20_body"><text:span text:style-name="Emphasis"><text:span text:style-name="Strong_20_Emphasis"><text:span text:style-name="T2">1. Proposal (already completed) </text:span></text:span></text:span><text:a xlink:type="simple" xlink:href="https://umd.instructure.com/courses/1229219/assignments/4437267" text:style-name="Internet_20_link" text:visited-style-name="Visited_20_Internet_20_Link"><text:span text:style-name="Emphasis"><text:span text:style-name="Strong_20_Emphasis"><text:span text:style-name="T2">Final Project Proposal</text:span></text:span></text:span></text:a></text:p>
      <text:p text:style-name="Text_20_body"><text:soft-page-break/><text:span text:style-name="Strong_20_Emphasis">2. Plan (submissions due this week)</text:span></text:p>
      <text:p text:style-name="Text_20_body"><text:span text:style-name="T3">Utilize agile development in a one-week sprint schedule (thus 3 iterations). Follow SIP. Prioritize work to be done and features in a backlog. Set up a GitHub repository for your development work and Google Sheet with appropriate user permissions. Set up Travis for automated unit testing (</text:span><text:span text:style-name="Emphasis"><text:span text:style-name="T3">Hint: search answers.ros.org for example travis.yml files</text:span></text:span><text:span text:style-name="T3">). Conduct sprint planning for week 1, complete with task assignments and estimated duration/due date. Outline UML diagrams (structure and activity). Add a “UML” directory to the repository and an “initial” subdirectory. Add UML files to the initial directory (PDF, PNG, or JPEG). If design iterations occur during implementation, revise UML diagrams and add to a “revised” sub-directory.</text:span><text:span text:style-name="T4">[</text:span><text:span text:style-name="T7">12/14 OK!</text:span><text:span text:style-name="T4">]</text:span></text:p>
      <text:p text:style-name="P2">Deliverables: Share with Prof.: Initial GitHub repository containing readme. Submit UML diagrams and<text:span text:style-name="T8"> outline of any new ROS messages/services</text:span><text:span text:style-name="T9">.</text:span></text:p>
      <text:p text:style-name="Text_20_body">Guidelines</text:p>
      <text:list xml:id="list8740912797264715546" text:style-name="L2">
        <text:list-item>
          <text:list>
            <text:list-item>
              <text:p text:style-name="P8">Follow OOP principles and modern C++ features throughout your code </text:p>
            </text:list-item>
            <text:list-item>
              <text:p text:style-name="P9"><text:span text:style-name="T3">Follow ROS developer guides and </text:span><text:a xlink:type="simple" xlink:href="http://www.ros.org/reps/rep-0000.html" office:target-frame-name="_blank" xlink:show="new" text:style-name="Internet_20_link" text:visited-style-name="Visited_20_Internet_20_Link"><text:span text:style-name="T3">applicable REPs (Links to an external site.)</text:span></text:a><text:span text:style-name="T3"> </text:span></text:p>
            </text:list-item>
            <text:list-item>
              <text:p text:style-name="P8">Remember to only assign tickets to a sprint that can be accomplished. If it's a big task, split it into smaller tasks </text:p>
            </text:list-item>
            <text:list-item>
              <text:p text:style-name="P8">Each sprint begins with planning and ends with a review of what worked/what didn't, revisions to the plan or backlog. Create a Google doc and document any notes/reflections from these sessions. </text:p>
            </text:list-item>
            <text:list-item>
              <text:p text:style-name="P8">GitHub </text:p>
              <text:list>
                <text:list-item>
                  <text:p text:style-name="P8">Add README.md describing project, personnel (yourself) </text:p>
                </text:list-item>
                <text:list-item>
                  <text:p text:style-name="P8">Select an open-source license that is compatible with any dependencies, add disclaimer to readme, add license as file named LICENSE </text:p>
                </text:list-item>
                <text:list-item>
                  <text:p text:style-name="P8">Travis widget  </text:p>
                </text:list-item>
                <text:list-item>
                  <text:p text:style-name="P8">Shareable link to SIP Google Sheet </text:p>
                </text:list-item>
                <text:list-item>
                  <text:p text:style-name="P8">Shareable link to sprint planning notes and review Google Doc </text:p>
                </text:list-item>
                <text:list-item>
                  <text:p text:style-name="P8">Stubs for: </text:p>
                  <text:list>
                    <text:list-item>
                      <text:p text:style-name="P8">Operation/run/test/demo steps </text:p>
                    </text:list-item>
                    <text:list-item>
                      <text:p text:style-name="P8">Dependencies </text:p>
                    </text:list-item>
                    <text:list-item>
                      <text:p text:style-name="P8">Known issues/bugs </text:p>
                    </text:list-item>
                    <text:list-item>
                      <text:p text:style-name="P4">API and other developer documentation (e.g. parameters and their definitions and default values) </text:p>
                    </text:list-item>
                  </text:list>
                </text:list-item>
              </text:list>
            </text:list-item>
          </text:list>
        </text:list-item>
      </text:list>
      <text:p text:style-name="Text_20_body"><text:span text:style-name="Emphasis"><text:span text:style-name="Strong_20_Emphasis"><text:span text:style-name="T2">3. Development and Testing (next week)</text:span></text:span></text:span><text:span text:style-name="T2">:</text:span></text:p>
      <text:p text:style-name="P1">Begin with your ROS package and package.xml file. Install dependencies (or use rosdep). Set up rostest. Develop simulation.</text:p>
      <text:p text:style-name="Text_20_body">Deliverables: In Google Doc already started, add sprint review at end of each sprint about general progress, accomplishments, problems encountered and how they were resolved, any concerns and <text:soft-page-break/>whether plan has been revised since beginning. Before final submission, create a GitHub tag for version 0.1 of your package.</text:p>
      <text:p text:style-name="Text_20_body">Guidelines</text:p>
      <text:list xml:id="list6317211356862510786" text:style-name="L3">
        <text:list-item>
          <text:list>
            <text:list-item>
              <text:p text:style-name="P10">Use <text:a xlink:type="simple" xlink:href="https://umd.instructure.com/courses/1229219/assignments/4437296" text:style-name="Internet_20_link" text:visited-style-name="Visited_20_Internet_20_Link">Test-Driven Development</text:a> to guide implementation and unit testing. You may benefit from using Google Mock when testing several classes. Unit tests must use the Google Test framework. </text:p>
            </text:list-item>
            <text:list-item>
              <text:p text:style-name="P10">Use Google C++ Style Guide and check with cpplint tool </text:p>
            </text:list-item>
            <text:list-item>
              <text:p text:style-name="P10">Each header and source file should contain a comment block at the top, containing doxygen tags for @file, @brief, @author, @copyright. License preamble text should be included as well. </text:p>
            </text:list-item>
            <text:list-item>
              <text:p text:style-name="P10">Commit often with informative commit messages (1-2 sentences including Task number used in your product backlog) </text:p>
            </text:list-item>
            <text:list-item>
              <text:p text:style-name="P10">Follow same guidelines and directory structure from ROS homework assignments </text:p>
            </text:list-item>
            <text:list-item>
              <text:p text:style-name="P10">Complete test coverage (both unit testing classes with gtest and integration testing nodes with rostest) and all tests must pass before tagging </text:p>
            </text:list-item>
            <text:list-item>
              <text:p text:style-name="P10">Run cppcheck often and debug tools as needed </text:p>
            </text:list-item>
            <text:list-item>
              <text:p text:style-name="P10">Prepare a Gazebo simulation demo that shows full functionality </text:p>
            </text:list-item>
            <text:list-item>
              <text:p text:style-name="P10">Final code should NOT contain: </text:p>
              <text:list>
                <text:list-item>
                  <text:p text:style-name="P10">Compiler warnings when built </text:p>
                </text:list-item>
                <text:list-item>
                  <text:p text:style-name="P10">cppcheck errors </text:p>
                </text:list-item>
                <text:list-item>
                  <text:p text:style-name="P10">cpplint errors with score of 4 or 5 (high confidence) </text:p>
                </text:list-item>
              </text:list>
            </text:list-item>
            <text:list-item>
              <text:p text:style-name="P10">Create a results directory with the following: </text:p>
              <text:list>
                <text:list-item>
                  <text:p text:style-name="P10">cppcheck output </text:p>
                </text:list-item>
                <text:list-item>
                  <text:p text:style-name="P10">cpplint output </text:p>
                </text:list-item>
              </text:list>
            </text:list-item>
            <text:list-item>
              <text:p text:style-name="P10">Create a docs directory with generated doxygen files </text:p>
            </text:list-item>
            <text:list-item>
              <text:p text:style-name="P10">Repository must contain: </text:p>
              <text:list>
                <text:list-item>
                  <text:p text:style-name="P10">C++11 compliant code using OOP principles and features covered throughout the semester </text:p>
                </text:list-item>
                <text:list-item>
                  <text:p text:style-name="P10">package.xml file including all dependencies </text:p>
                </text:list-item>
                <text:list-item>
                  <text:p text:style-name="P10">Launch file(s) in launch sub-directory to launch Gazebo demo with option to record bag file of select topics (disable by default) </text:p>
                </text:list-item>
                <text:list-item>
                  <text:p text:style-name="P10">Header files in include sub-directory, source files in src sub-directory </text:p>
                </text:list-item>
                <text:list-item>
                  <text:p text:style-name="P10">Messages in msg, services in srv, actions in action sub-directories </text:p>
                </text:list-item>
                <text:list-item>
                  <text:p text:style-name="P10">Unit tests using Google Test and rostest framework </text:p>
                </text:list-item>
                <text:list-item>
                  <text:p text:style-name="P10">Comments following doxygen format </text:p>
                </text:list-item>
                <text:list-item>
                  <text:p text:style-name="P10">README with developer-level documentation </text:p>
                </text:list-item>
                <text:list-item>
                  <text:p text:style-name="P5">Widgets for Travis CI test passing and license (see <text:a xlink:type="simple" xlink:href="https://github.com/hcrlab/wiki/blob/master/software_engineering/continuous_integration.md" office:target-frame-name="_blank" xlink:show="new" text:style-name="Internet_20_link" text:visited-style-name="Visited_20_Internet_20_Link">https://github.com/hcrlab/wiki/blob/master/software_engineering/continuous_int</text:a><text:soft-page-break/><text:a xlink:type="simple" xlink:href="https://github.com/hcrlab/wiki/blob/master/software_engineering/continuous_integration.md" office:target-frame-name="_blank" xlink:show="new" text:style-name="Internet_20_link" text:visited-style-name="Visited_20_Internet_20_Link">egration.md (Links to an external site.)</text:a> and <text:a xlink:type="simple" xlink:href="https://github.com/hcrlab/wiki/blob/master/software_engineering/code_coverage.md" office:target-frame-name="_blank" xlink:show="new" text:style-name="Internet_20_link" text:visited-style-name="Visited_20_Internet_20_Link">https://github.com/hcrlab/wiki/blob/master/software_engineering/code_coverage.md (Links to an external site.)</text:a> for ROS-based suggestions)  </text:p>
                </text:list-item>
              </text:list>
            </text:list-item>
          </text:list>
        </text:list-item>
      </text:list>
      <text:p text:style-name="Text_20_body"><text:span text:style-name="Emphasis"><text:span text:style-name="Strong_20_Emphasis"><text:span text:style-name="T2">4. Presentation</text:span></text:span></text:span><text:span text:style-name="T2">:</text:span></text:p>
      <text:p text:style-name="P1">Prepare and deliver a five-minute technical presentation video for the Acme Robotics executive team, explaining and demonstrating your project. The presentation should include clear, easy to read slides, diagrams, etc. Record your voice in a quiet space with appropriate sound levels.</text:p>
      <text:p text:style-name="P1">Guidelines:</text:p>
      <text:list xml:id="list5746532837563285925" text:style-name="L4">
        <text:list-item>
          <text:list>
            <text:list-item>
              <text:p text:style-name="P11"><text:span text:style-name="T2">Contents</text:span> </text:p>
              <text:list>
                <text:list-item>
                  <text:p text:style-name="P11"><text:span text:style-name="T2">Overview of the project</text:span> </text:p>
                </text:list-item>
                <text:list-item>
                  <text:p text:style-name="P11"><text:span text:style-name="T2">Motivation for the idea (answer the why?)</text:span> </text:p>
                </text:list-item>
                <text:list-item>
                  <text:p text:style-name="P11"><text:span text:style-name="T2">Your background</text:span> </text:p>
                </text:list-item>
                <text:list-item>
                  <text:p text:style-name="P11"><text:span text:style-name="T2">System / UML diagrams. Use graphics to illustrate your design.</text:span> </text:p>
                </text:list-item>
                <text:list-item>
                  <text:p text:style-name="P11"><text:span text:style-name="Strong_20_Emphasis"><text:span text:style-name="T2">Step-by-step procedure for running the demonstration (starting at repository clone and ending with successful simulation and test)</text:span></text:span> </text:p>
                </text:list-item>
                <text:list-item>
                  <text:p text:style-name="P11"><text:span text:style-name="T2">Live demonstration or recorded screencast</text:span> </text:p>
                </text:list-item>
                <text:list-item>
                  <text:p text:style-name="P11"><text:span text:style-name="Strong_20_Emphasis"><text:span text:style-name="T2">Potential future work</text:span></text:span> </text:p>
                </text:list-item>
              </text:list>
            </text:list-item>
            <text:list-item>
              <text:p text:style-name="P11"><text:span text:style-name="Strong_20_Emphasis"><text:span text:style-name="T2">UMD provides the full Adobe suite at no cost for you to use for video production. Other tools such as Apple iMovie are acceptable as well.</text:span></text:span> </text:p>
            </text:list-item>
            <text:list-item>
              <text:p text:style-name="P6"><text:span text:style-name="Strong_20_Emphasis"><text:span text:style-name="T2">Video should be submitted as a YouTube link added to your readme. Video can be made public or unlisted but NOT private.</text:span></text:span>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7:06:19.525738629</meta:creation-date>
    <meta:editing-duration>PT13S</meta:editing-duration>
    <meta:editing-cycles>2</meta:editing-cycles>
    <meta:generator>LibreOffice/5.1.6.2$Linux_X86_64 LibreOffice_project/10m0$Build-2</meta:generator>
    <dc:date>2017-12-14T17:06:31.417774827</dc:date>
    <meta:document-statistic meta:table-count="0" meta:image-count="0" meta:object-count="0" meta:page-count="4" meta:paragraph-count="74" meta:word-count="1262" meta:character-count="8065" meta:non-whitespace-character-count="6875"/>
  </office:meta>
</office:document-meta>
</file>